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fo:font-size="15pt" style:text-underline-style="solid" style:text-underline-width="auto" style:text-underline-color="font-color" style:font-size-asian="13.1000003814697pt" style:font-size-complex="15pt"/>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style:font-size-asian="10.5pt" style:font-size-complex="12pt"/>
    </style:style>
    <style:style style:name="P3" style:family="paragraph" style:parent-style-name="Standard">
      <style:paragraph-properties fo:text-align="start" style:justify-single-word="false"/>
      <style:text-properties fo:font-size="12pt" style:text-underline-style="none" style:font-size-asian="10.5pt" style:font-size-complex="12pt"/>
    </style:style>
    <style:style style:name="P4" style:family="paragraph" style:parent-style-name="Standard">
      <style:paragraph-properties fo:text-align="start" style:justify-single-word="false"/>
      <style:text-properties fo:font-size="12pt" style:text-underline-style="none" style:font-size-asian="10.5pt" style:font-size-complex="12pt"/>
    </style:style>
    <style:style style:name="T1"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WOD Hahmotietokanta</text:p>
      <text:p text:style-name="P3"/>
      <text:p text:style-name="P3"/>
      <text:p text:style-name="P2">1) Johdanto</text:p>
      <text:p text:style-name="P3"/>
      <text:p text:style-name="P3">Järjestelmän tarkoitus on saada tallennettuja pelaajien hahmotietdot tietokantaa, niin että tietokannasta voidaan nähdä kenelle pelaajalle hahmo kuuluu, hahmon ominaisuudet (tiedot, taidot, kyvyt etc.) sekä hahmon omaisuuden. Hahmon tietoja tulisi kyetä vapaasti muuttamaan (lisätä, muuttaa ja poistaa). Myös muiden taulujen sisältöä tulisi kyetä muuttamaan samalla tavalla.</text:p>
      <text:p text:style-name="P3"><text:tab/>Järjestelmä on tarkoitettu pelinjohtajan työn helpottamiseen siten, että kaikki tarvittava tieto olisi nopeasti saatavilla. Sen tavoitteena on saada kaikki mahdollinen tieto hahmoista tallennettua tavalla joka mahdollistaa hahmojen tiedon lukemisen hahmo tai kyky/ominaisuus kerrallaan.</text:p>
      <text:p text:style-name="P3"><text:tab/>Sovellus toteutetaan Javalla ja MySQL:ällä. Ympäristö jossa sitä käytetään tulisi tukea näitä.</text:p>
      <text:p text:style-name="P3"/>
      <text:p text:style-name="P2">2) Yleiskuva<text:span text:style-name="T1"> <text:s text:c="14"/></text:span></text:p>
      <text:p text:style-name="P3"/>
      <text:p text:style-name="P3">Järjestelmä koostuu hahmotaulusta, ominaisuustaulusta, meriittitaulusta, taitotaulusta, kykytaulusta, esinetaulusta ja pelaajataulusta.</text:p>
      <text:p text:style-name="P3"><text:tab/>Järjestelmällä on kaksi eri käyttäjäryhmää: pelaajat ja pelinjohtaja. Pelaajilla on oikeus muuttaa ja katsella vain omien hahmojensa tietoja, sekä katsella muiden kuin hahmotaulun taulujen tietoja. Pelinjohtajalla on oikeudet muuttaa(lisätä, poistaa ja muokata) ja katsella kaikkien taulujen tietoja.</text:p>
      <text:p text:style-name="P3"/>
      <text:p text:style-name="P2">3) Käyttötapaukset</text:p>
      <text:p text:style-name="P3"/>
      <text:p text:style-name="P3">-Mahdollisia toimintoja järjestelmässä on taulujen tiedon poistaminen, lisääminen, muuttaminen ja katselu. </text:p>
      <text:p text:style-name="P3"/>
      <text:p text:style-name="P3">-Pelinjohtajalla on oikeus katsella ja muuttaa kaikkein taulujen tietoja. Pelinjohtajan tulee kyetä tulostamaan tietoa joko yksi tai useampi hahmo kerrallaan. Esim. pelinjohtajan tulisi kyetä tulostamaan jokaisen hahmon tietyn kyvyn arvo, vain yhden hahmon tietyn kyvyn arvo tai hahmon/hahmojen kaikki tiedot. Pelinjohtajan vastuulla on myös kaikkien muiden taulujen ylläpitäminen, jotta pelaajat voivat muokata hahmojaan tarpeidensa mukaan.</text:p>
      <text:p text:style-name="P3"/>
      <text:p text:style-name="P3">-Pelaajilla on oikeudet vain oman hahmonsa tietojen katseluun ja muuttamisee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3T20:34:52.83</meta:creation-date>
    <meta:editing-duration>PT4M39S</meta:editing-duration>
    <meta:editing-cycles>2</meta:editing-cycles>
    <meta:generator>OpenOffice.org/3.4.1$Win32 OpenOffice.org_project/341m1$Build-9593</meta:generator>
    <meta:document-statistic meta:table-count="0" meta:image-count="0" meta:object-count="0" meta:page-count="1" meta:paragraph-count="12" meta:word-count="224" meta:character-count="1894"/>
    <dc:date>2013-09-13T20:37:58.78</dc:date>
  </office:meta>
</office:document-meta>
</file>